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121cm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589cm" svg:height="0.758cm" svg:x="6.328cm" svg:y="1.528cm">
          <draw:text-box>
            <text:p text:style-name="P1"><text:span text:style-name="T1">шизофрения</text:span></text:p>
          </draw:text-box>
        </draw:frame>
        <draw:frame draw:style-name="gr1" draw:text-style-name="P4" draw:layer="layout" svg:width="4.477cm" svg:height="0.758cm" svg:x="5.1cm" svg:y="0.242cm">
          <draw:text-box>
            <text:p text:style-name="P3"><text:span text:style-name="T2">Дальше уже шизофрения. </text:span></text:p>
          </draw:text-box>
        </draw:frame>
        <draw:frame draw:style-name="gr2" draw:text-style-name="P2" draw:layer="layout" svg:width="0.735cm" svg:height="0.645cm" svg:x="6.171cm" svg:y="3.042cm">
          <draw:text-box>
            <text:p text:style-name="P1"><text:span text:style-name="T1">E</text:span></text:p>
          </draw:text-box>
        </draw:frame>
        <draw:line draw:style-name="gr3" draw:text-style-name="P1" draw:layer="layout" svg:x1="6.522cm" svg:y1="3.099cm" svg:x2="7.636cm" svg:y2="2.067cm">
          <text:p/>
        </draw:line>
        <draw:frame draw:style-name="gr2" draw:text-style-name="P2" draw:layer="layout" svg:width="0.735cm" svg:height="0.645cm" svg:x="8.372cm" svg:y="3.043cm">
          <draw:text-box>
            <text:p text:style-name="P1"><text:span text:style-name="T1">E</text:span></text:p>
          </draw:text-box>
        </draw:frame>
        <draw:line draw:style-name="gr3" draw:text-style-name="P1" draw:layer="layout" svg:x1="8.723cm" svg:y1="3.1cm" svg:x2="7.618cm" svg:y2="2.075cm">
          <text:p/>
        </draw:line>
        <draw:frame draw:style-name="gr2" draw:text-style-name="P2" draw:layer="layout" svg:width="1.764cm" svg:height="0.645cm" svg:x="5.672cm" svg:y="3.343cm">
          <draw:text-box>
            <text:p text:style-name="P1"><text:span text:style-name="T1">дальше</text:span></text:p>
          </draw:text-box>
        </draw:frame>
        <draw:frame draw:style-name="gr2" draw:text-style-name="P2" draw:layer="layout" svg:width="1.116cm" svg:height="0.645cm" svg:x="8.173cm" svg:y="3.344cm">
          <draw:text-box>
            <text:p text:style-name="P1"><text:span text:style-name="T1">уже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1T04:30:43</dc:date>
    <dc:creator>artur </dc:creator>
    <meta:editing-duration>PT23H05M16S</meta:editing-duration>
    <meta:editing-cycles>65</meta:editing-cycles>
    <meta:generator>OpenOffice.org/3.2$Linux OpenOffice.org_project/320m19$Build-9505</meta:generator>
    <meta:printed-by>artur </meta:printed-by>
    <meta:print-date>2011-02-09T05:06:39</meta:print-date>
    <meta:document-statistic meta:object-count="8"/>
  </office:meta>
</office:document-meta>
</file>